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d5b" officeooo:paragraph-rsid="00018d5b"/>
    </style:style>
    <style:style style:name="P2" style:family="paragraph" style:parent-style-name="Standard">
      <style:text-properties officeooo:rsid="00018d5b" officeooo:paragraph-rsid="0005ed6d"/>
    </style:style>
    <style:style style:name="P3" style:family="paragraph" style:parent-style-name="Standard">
      <style:text-properties officeooo:rsid="000378ee" officeooo:paragraph-rsid="000378ee"/>
    </style:style>
    <style:style style:name="P4" style:family="paragraph" style:parent-style-name="Standard">
      <style:text-properties officeooo:rsid="00051e7d" officeooo:paragraph-rsid="00051e7d"/>
    </style:style>
    <style:style style:name="P5" style:family="paragraph" style:parent-style-name="Standard">
      <style:text-properties officeooo:rsid="0005ed6d" officeooo:paragraph-rsid="0005ed6d"/>
    </style:style>
    <style:style style:name="T1" style:family="text">
      <style:text-properties officeooo:rsid="0001bf8a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style:font-name="Liberation Serif" fo:font-size="12pt" officeooo:rsid="0003791b" style:font-size-asian="12pt" style:font-size-complex="12pt"/>
    </style:style>
    <style:style style:name="T5" style:family="text">
      <style:text-properties style:font-name="Liberation Serif" fo:font-size="12pt" officeooo:rsid="00051e7d" style:font-size-asian="12pt" style:font-size-complex="12pt"/>
    </style:style>
    <style:style style:name="T6" style:family="text">
      <style:text-properties officeooo:rsid="00051e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1. </text:span>Fetch <text:span text:style-name="T6">vs</text:span> pull</text:p>
      <text:p text:style-name="P1"/>
      <text:p text:style-name="P1"><text:span text:style-name="T3">A </text:span><text:span text:style-name="Source_20_Text"><text:span text:style-name="T3">git pull</text:span></text:span><text:span text:style-name="T3"> is </text:span><text:span text:style-name="T4">used</text:span><text:span text:style-name="T3"> to bring a local branch up-to-date with its remote version. </text:span><text:span text:style-name="T5">It downloads data from remote and integrates it with the working space in order to keep data updated and synced upwith remote and also to update the HEAD. (fetch + merge)</text:span></text:p>
      <text:p text:style-name="P4"><text:span text:style-name="T5">A </text:span><text:span text:style-name="T3">git fetch is simply downloading data to show latest changes in remote but does not integrates it with workin space.</text:span></text:p>
      <text:p text:style-name="P1"/>
      <text:p text:style-name="P1"><text:span text:style-name="T6">2. .</text:span>gitignore <text:span text:style-name="T1">after commit</text:span></text:p>
      <text:p text:style-name="P1"/>
      <text:p text:style-name="P1"><text:span text:style-name="T6">3. rm </text:span>--<text:span text:style-name="T1">cached</text:span></text:p>
      <text:p text:style-name="P2"><text:span text:style-name="Source_20_Text"><text:span text:style-name="T3">git rm</text:span></text:span><text:span text:style-name="T3"> removes a file from the working directory and the index and when you commit, the file is removed from the tree as well. </text:span></text:p>
      <text:p text:style-name="P2"><text:span text:style-name="Source_20_Text"><text:span text:style-name="T3">git rm --cached</text:span></text:span><text:span text:style-name="T3"> however removes the file from index alone and keeps it in your working copy. </text:span></text:p>
      <text:p text:style-name="P3"/>
      <text:p text:style-name="P5">Cached is data in index not in work copy</text:p>
      <text:p text:style-name="P3"><text:span text:style-name="T6">4. </text:span>chang<text:span text:style-name="T6">e</text:span> branch n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6:42:09.438715425</meta:creation-date>
    <dc:date>2019-02-06T22:58:04.288130981</dc:date>
    <meta:editing-duration>PT31M26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1" meta:paragraph-count="9" meta:word-count="135" meta:character-count="703" meta:non-whitespace-character-count="577"/>
  </office:meta>
</office:document-meta>
</file>